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09fb6" officeooo:paragraph-rsid="00109fb6"/>
    </style:style>
    <style:style style:name="P2" style:family="paragraph" style:parent-style-name="Standard">
      <style:text-properties officeooo:rsid="00109fb6" officeooo:paragraph-rsid="00109fb6"/>
    </style:style>
    <style:style style:name="P3" style:family="paragraph" style:parent-style-name="Standard">
      <style:paragraph-properties fo:margin-left="0cm" fo:margin-right="0cm" fo:text-indent="0cm" style:auto-text-indent="false" style:writing-mode="lr-tb">
        <style:tab-stops>
          <style:tab-stop style:position="17.999cm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cm" fo:margin-right="0cm" fo:text-indent="0cm" style:auto-text-indent="false" style:writing-mode="lr-tb">
        <style:tab-stops>
          <style:tab-stop style:position="17.999cm" style:leader-style="dotted" style:leader-text="."/>
        </style:tab-stops>
      </style:paragraph-properties>
      <style:text-properties style:font-name="Calibri" fo:language="fr" fo:country="BE"/>
    </style:style>
    <style:style style:name="P5" style:family="paragraph" style:parent-style-name="Standard">
      <style:paragraph-properties fo:margin-left="0cm" fo:margin-right="0cm" fo:text-indent="0cm" style:auto-text-indent="false" style:writing-mode="lr-tb">
        <style:tab-stops>
          <style:tab-stop style:position="17.999cm" style:leader-style="dotted" style:leader-text="."/>
        </style:tab-stops>
      </style:paragraph-properties>
      <style:text-properties style:font-name="Calibri"/>
    </style:style>
    <style:style style:name="P6" style:family="paragraph" style:parent-style-name="Standard">
      <style:paragraph-properties fo:margin-left="0cm" fo:margin-right="0cm" fo:text-indent="0cm" style:auto-text-indent="false" style:writing-mode="lr-tb">
        <style:tab-stops>
          <style:tab-stop style:position="17.999cm" style:leader-style="dotted" style:leader-text="."/>
        </style:tab-stops>
      </style:paragraph-properties>
      <style:text-properties fo:color="#127622" loext:opacity="100%"/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 style:writing-mode="lr-tb">
        <style:tab-stops>
          <style:tab-stop style:position="1.27cm"/>
          <style:tab-stop style:position="17.999cm" style:leader-style="dotted" style:leader-text="."/>
        </style:tab-stops>
      </style:paragraph-properties>
    </style:style>
    <style:style style:name="P8" style:family="paragraph" style:parent-style-name="Standard" style:list-style-name="WWNum1aa">
      <loext:graphic-properties draw:fill="none"/>
      <style:paragraph-properties fo:margin-left="1.101cm" fo:margin-right="0cm" fo:orphans="2" fo:widows="2" fo:text-indent="-0.6cm" style:auto-text-indent="false" fo:background-color="transparent" style:writing-mode="lr-tb">
        <style:tab-stops>
          <style:tab-stop style:position="2.54cm"/>
          <style:tab-stop style:position="17.999cm" style:leader-style="dotted" style:leader-text="."/>
        </style:tab-stops>
      </style:paragraph-properties>
    </style:style>
    <style:style style:name="P9" style:family="paragraph" style:parent-style-name="Standard" style:list-style-name="WWNum1aa">
      <loext:graphic-properties draw:fill="none"/>
      <style:paragraph-properties fo:margin-left="1.101cm" fo:margin-right="0cm" fo:orphans="2" fo:widows="2" fo:text-indent="-0.6cm" style:auto-text-indent="false" fo:background-color="transparent" style:writing-mode="lr-tb">
        <style:tab-stops>
          <style:tab-stop style:position="2.54cm"/>
          <style:tab-stop style:position="17.999cm" style:leader-style="dotted" style:leader-text="."/>
        </style:tab-stops>
      </style:paragraph-properties>
      <style:text-properties officeooo:paragraph-rsid="001566c5"/>
    </style:style>
    <style:style style:name="P10" style:family="paragraph" style:parent-style-name="Standard" style:list-style-name="WWNum1aa">
      <loext:graphic-properties draw:fill="none"/>
      <style:paragraph-properties fo:margin-left="1.101cm" fo:margin-right="0cm" fo:orphans="2" fo:widows="2" fo:text-indent="-0.6cm" style:auto-text-indent="false" fo:background-color="transparent" style:writing-mode="lr-tb">
        <style:tab-stops>
          <style:tab-stop style:position="2.54cm"/>
          <style:tab-stop style:position="17.999cm" style:leader-style="dotted" style:leader-text="."/>
        </style:tab-stops>
      </style:paragraph-properties>
      <style:text-properties officeooo:paragraph-rsid="0018ce42"/>
    </style:style>
    <style:style style:name="P11" style:family="paragraph" style:parent-style-name="Standard" style:list-style-name="WWNum1aa">
      <loext:graphic-properties draw:fill="none"/>
      <style:paragraph-properties fo:margin-left="1.101cm" fo:margin-right="0cm" fo:orphans="2" fo:widows="2" fo:text-indent="-0.6cm" style:auto-text-indent="false" fo:background-color="transparent" style:writing-mode="lr-tb">
        <style:tab-stops>
          <style:tab-stop style:position="2.54cm"/>
          <style:tab-stop style:position="17.999cm" style:leader-style="dotted" style:leader-text="."/>
        </style:tab-stops>
      </style:paragraph-properties>
      <style:text-properties fo:color="#127622" loext:opacity="100%" officeooo:paragraph-rsid="001566c5"/>
    </style:style>
    <style:style style:name="P12" style:family="paragraph" style:parent-style-name="Standard" style:list-style-name="WWNum1aa">
      <loext:graphic-properties draw:fill="none"/>
      <style:paragraph-properties fo:margin-left="1.101cm" fo:margin-right="0cm" fo:orphans="2" fo:widows="2" fo:text-indent="-0.6cm" style:auto-text-indent="false" fo:background-color="transparent" style:writing-mode="lr-tb">
        <style:tab-stops>
          <style:tab-stop style:position="2.54cm"/>
          <style:tab-stop style:position="17.999cm" style:leader-style="dotted" style:leader-text="."/>
        </style:tab-stops>
      </style:paragraph-properties>
      <style:text-properties fo:color="#127622" loext:opacity="100%" officeooo:paragraph-rsid="00175dfa"/>
    </style:style>
    <style:style style:name="P13" style:family="paragraph" style:parent-style-name="Standard" style:list-style-name="WWNum1aa">
      <loext:graphic-properties draw:fill="none"/>
      <style:paragraph-properties fo:margin-left="1.101cm" fo:margin-right="0cm" fo:orphans="2" fo:widows="2" fo:text-indent="-0.6cm" style:auto-text-indent="false" fo:background-color="transparent" style:writing-mode="lr-tb">
        <style:tab-stops>
          <style:tab-stop style:position="2.54cm"/>
          <style:tab-stop style:position="17.999cm" style:leader-style="dotted" style:leader-text="."/>
        </style:tab-stops>
      </style:paragraph-properties>
      <style:text-properties fo:color="#127622" loext:opacity="100%" officeooo:paragraph-rsid="0018ce42"/>
    </style:style>
    <style:style style:name="P14" style:family="paragraph" style:parent-style-name="Standard" style:list-style-name="WWNum1aa">
      <loext:graphic-properties draw:fill="none"/>
      <style:paragraph-properties fo:margin-left="1.101cm" fo:margin-right="0cm" fo:orphans="2" fo:widows="2" fo:text-indent="-0.6cm" style:auto-text-indent="false" fo:background-color="transparent" style:writing-mode="lr-tb">
        <style:tab-stops>
          <style:tab-stop style:position="2.54cm"/>
          <style:tab-stop style:position="17.999cm" style:leader-style="dotted" style:leader-text="."/>
        </style:tab-stops>
      </style:paragraph-properties>
      <style:text-properties fo:color="#127622" loext:opacity="100%" officeooo:rsid="001566c5" officeooo:paragraph-rsid="001566c5"/>
    </style:style>
    <style:style style:name="P15" style:family="paragraph" style:parent-style-name="Standard" style:list-style-name="WWNum1aa">
      <loext:graphic-properties draw:fill="none"/>
      <style:paragraph-properties fo:margin-left="0.501cm" fo:margin-right="0cm" fo:orphans="2" fo:widows="2" fo:text-indent="0cm" style:auto-text-indent="false" fo:background-color="transparent" style:writing-mode="lr-tb">
        <style:tab-stops>
          <style:tab-stop style:position="2.99cm"/>
          <style:tab-stop style:position="17.999cm" style:leader-style="dotted" style:leader-text="."/>
        </style:tab-stops>
      </style:paragraph-properties>
      <style:text-properties fo:color="#127622" loext:opacity="100%" officeooo:rsid="001566c5" officeooo:paragraph-rsid="001566c5"/>
    </style:style>
    <style:style style:name="T1" style:family="text">
      <style:text-properties fo:color="#127622" loext:opacity="100%" style:font-name="Calibri"/>
    </style:style>
    <style:style style:name="T2" style:family="text">
      <style:text-properties fo:color="#127622" loext:opacity="100%" style:font-name="Calibri" fo:language="fr" fo:country="BE"/>
    </style:style>
    <style:style style:name="T3" style:family="text">
      <style:text-properties officeooo:rsid="00144552"/>
    </style:style>
    <style:style style:name="T4" style:family="text">
      <style:text-properties style:font-name="Calibri"/>
    </style:style>
    <style:style style:name="T5" style:family="text">
      <style:text-properties style:font-name="Calibri" fo:language="fr" fo:country="BE"/>
    </style:style>
    <style:style style:name="T6" style:family="text">
      <style:text-properties style:font-name="Calibri" fo:language="fr" fo:country="BE" fo:font-style="italic" style:font-style-asian="italic" style:font-style-complex="italic"/>
    </style:style>
    <style:style style:name="T7" style:family="text">
      <style:text-properties style:font-name="Calibri" fo:language="fr" fo:country="BE" style:text-underline-style="solid" style:text-underline-width="auto" style:text-underline-color="font-color"/>
    </style:style>
    <style:style style:name="T8" style:family="text">
      <style:text-properties style:font-name="Calibri" fo:language="fr" fo:country="BE" officeooo:rsid="001566c5"/>
    </style:style>
    <style:style style:name="T9" style:family="text">
      <style:text-properties style:font-name="Calibri" fo:language="fr" fo:country="BE" officeooo:rsid="00175dfa"/>
    </style:style>
    <style:style style:name="T10" style:family="text">
      <style:text-properties style:font-name="Calibri" fo:language="fr" fo:country="BE" officeooo:rsid="0018ce42"/>
    </style:style>
    <style:style style:name="T11" style:family="text">
      <style:text-properties style:font-name="Calibri" style:text-underline-style="solid" style:text-underline-width="auto" style:text-underline-color="font-color"/>
    </style:style>
    <style:style style:name="T12" style:family="text">
      <style:text-properties fo:language="fr" fo:country="BE"/>
    </style:style>
    <style:style style:name="T13" style:family="text">
      <style:text-properties style:text-position="super 58%" style:font-name="Calibri" fo:language="fr" fo:country="BE"/>
    </style:style>
    <style:style style:name="T14" style:family="text">
      <style:text-properties fo:color="#000000" loext:opacity="100%" style:font-name="Calibri"/>
    </style:style>
    <style:style style:name="T15" style:family="text">
      <style:text-properties fo:color="#000000" loext:opacity="100%" style:font-name="Calibri" officeooo:rsid="0012fb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et prénom de l’élève</text:p>
      <text:p text:style-name="P1">01/09/2023</text:p>
      <text:p text:style-name="P1">Séance n°<text:span text:style-name="T3">2</text:span> : Le traitement des données structurées avec un tableur</text:p>
      <text:p text:style-name="P1"/>
      <text:p text:style-name="P1"><text:span text:style-name="T11">2. Questions</text:span></text:p>
      <text:p text:style-name="P1"><text:span text:style-name="T15">Q1. </text:span><text:span text:style-name="T14">T</text:span><text:span text:style-name="T4">rier les longs métrages selon leur titre par ordre croissant. Indiquer le titre de la ligne n°4. (</text:span><text:span text:style-name="T1">Aladdin</text:span><text:span text:style-name="T4">)</text:span></text:p>
      <text:p text:style-name="P1"><text:span text:style-name="T4"/></text:p>
      <text:p text:style-name="P3"><text:span text:style-name="T4">Q2. Trier les longs métrages selon leur numéro de de "classique Disney" par ordre décroissant. Indiquer le titre de la ligne n°45. (</text:span><text:span text:style-name="T1">Ratatouille</text:span><text:span text:style-name="T4">)</text:span></text:p>
      <text:p text:style-name="P3"><text:span text:style-name="T4"/></text:p>
      <text:p text:style-name="P3"><text:span text:style-name="T4">Q3. Trier les longs métrages selon leur numéro de "classique d'animation" par ordre décroissant et leur commentaire par ordre croissant. Indiquer le titre de la ligne n°93. (</text:span><text:span text:style-name="T2">Toy Story 2</text:span><text:span text:style-name="T5">)</text:span></text:p>
      <text:p text:style-name="P4"/>
      <text:p text:style-name="P3"><text:span text:style-name="T5">Q4. </text:span><text:span text:style-name="T4">Filtrer les longs métrages qui ne sont pas des « classiques Disney » (absence de nombre) et qui sont sortis en octobre. Trier le résultat selon le titre par ordre décroissant. Indiquer le titre de la dernière ligne. (</text:span><text:span text:style-name="T2">Les nouveaux héros</text:span><text:span text:style-name="T5">)</text:span></text:p>
      <text:p text:style-name="P5"/>
      <text:p text:style-name="P3"><text:span text:style-name="T5">Q5. </text:span><text:span text:style-name="T4">Filtrer les longs métrages dont le titre commence par un "V", qui sont des « classiques Disney » et dont le commentaire indique une coproduction avec Pixar (choisir « ET » comme opérateur). Indiquer le nombre de titres correspondant à ce filtre. (</text:span><text:span text:style-name="T2">un seul, Vice Versa</text:span><text:span text:style-name="T5">)</text:span></text:p>
      <text:p text:style-name="P5"/>
      <text:p text:style-name="P3"><text:span text:style-name="T5">Q6. On veut connaître, parmi les </text:span><text:span text:style-name="T4">longs métrages </text:span><text:span text:style-name="T5">sortis au 21</text:span><text:span text:style-name="T13">e</text:span><text:span text:style-name="T5"> siècle (après le 01/01/2000 inclus), quels sont les trois premiers </text:span><text:span text:style-name="T4">« classiques d’animation » par ordre alphabétique</text:span><text:span text:style-name="T5">.</text:span></text:p>
      <text:list xml:id="list2830128997" text:style-name="WWNum1">
        <text:list-item>
          <text:p text:style-name="P7"><text:span text:style-name="T5">Décrire sur votre compte-rendu votre démarche pour répondre à cette question : Quels filtres appliqués ? Quels tris ?</text:span></text:p>
        </text:list-item>
        <text:list-item>
          <text:p text:style-name="P7"><text:span text:style-name="T5">Répondre à la question.</text:span></text:p>
        </text:list-item>
      </text:list>
      <text:p text:style-name="P6"><text:span text:style-name="T5">Filtre sur date de sortie (&gt;= 01/01/2000) et sur classique d’animation (décocher vide). Tri croissant sur le titre.</text:span></text:p>
      <text:p text:style-name="P6"><text:span text:style-name="T5">Atlantide, l'empire perdu</text:span></text:p>
      <text:p text:style-name="P6"><text:span text:style-name="T5">Avalonia, l'étrange voyage</text:span></text:p>
      <text:p text:style-name="P6"><text:span text:style-name="T5">Bienvenue chez les Robinson</text:span></text:p>
      <text:p text:style-name="P1"/>
      <text:p text:style-name="P1"><text:span text:style-name="T7">3</text:span><text:span text:style-name="T11">.Tâche complexe</text:span></text:p>
      <text:list xml:id="list3774833116" text:style-name="WWNum1aa">
        <text:list-item>
          <text:p text:style-name="P9"><text:span text:style-name="T5">Quelle est la salle de cinéma en France ayant le plus de fauteuils ? Donner la ville, le nom de la salle, le nombre de fauteuils.</text:span></text:p>
          <text:p text:style-name="P11"><text:span text:style-name="T8">Méthode :Tri décroissant sur le nombre de fauteuils (colonne N)</text:span></text:p>
          <text:p text:style-name="P11"><text:span text:style-name="T8">Réponse : </text:span><text:span text:style-name="T5">Kinepolis, Lille, 7358 fauteuils</text:span></text:p>
          <text:p text:style-name="P8"><text:span text:style-name="T5"/></text:p>
        </text:list-item>
        <text:list-item>
          <text:p text:style-name="P9"><text:span text:style-name="T5">Combien d'écrans et de fauteuils l'unique cinéma de Vienne a-t-il ?</text:span></text:p>
          <text:p text:style-name="P11"><text:span text:style-name="T8">Méthode : </text:span><text:span text:style-name="T5">attention à filtrer </text:span><text:span text:style-name="T8">(=Vienne) </text:span><text:span text:style-name="T5">sur la commune </text:span><text:span text:style-name="T8">(colonne F)</text:span><text:span text:style-name="T5"> et non pas </text:span><text:span text:style-name="T8">sur</text:span><text:span text:style-name="T5"> l’unité urbaine</text:span></text:p>
          <text:p text:style-name="P11"><text:span text:style-name="T9">R</text:span><text:span text:style-name="T8">éponse : </text:span><text:span text:style-name="T5">8 écrans et 1437 fauteuils</text:span></text:p>
          <text:p text:style-name="P8"><text:span text:style-name="T5"/></text:p>
        </text:list-item>
        <text:list-item>
          <text:p text:style-name="P9"><text:span text:style-name="T5">Combien y a-t-il en France de cinéma </text:span><text:span text:style-name="T6">« Art et Essai »</text:span><text:span text:style-name="T5"> (descripteur « AE ») itinérants (descripteur « genre ») ? </text:span></text:p>
          <text:p text:style-name="P14"><text:span text:style-name="T5">Méthode : Etape n°1 : Tri décroissant sur « Art et Essai » puis filtre (=oui) </text:span></text:p>
          <text:list>
            <text:list-item>
              <text:list>
                <text:list-item>
                  <text:list>
                    <text:list-header>
                      <text:p text:style-name="P15"><text:span text:style-name="T5"><text:s/><text:tab/>Etape n°2 : Tri décroissant sur « g</text:span><text:span text:style-name="T9">enre</text:span><text:span text:style-name="T5"> » puis filtre (=</text:span><text:span text:style-name="T9">ITINERANT</text:span><text:span text:style-name="T5">) </text:span></text:p>
                    </text:list-header>
                  </text:list>
                </text:list-item>
              </text:list>
            </text:list-item>
          </text:list>
          <text:p text:style-name="P12"><text:span text:style-name="T9">Réponse : il y a </text:span><text:span text:style-name="T5">61 </text:span><text:span text:style-name="T9">lignes donc il y a 60</text:span><text:span text:style-name="T5"> cinémas </text:span><text:span text:style-name="T6">« Art et Essai »</text:span><text:span text:style-name="T5"> itinérants </text:span><text:span text:style-name="T9">en France</text:span></text:p>
          <text:p text:style-name="P8"><text:span text:style-name="T5"/></text:p>
        </text:list-item>
        <text:list-item>
          <text:p text:style-name="P10"><text:soft-page-break/><text:span text:style-name="T5">Combien d’écrans ont l'ensemble des cinémas des Deux-Sèvres ?</text:span></text:p>
          <text:p text:style-name="P13"><text:span text:style-name="T10">Méthode : Filtre sur le département (colonne H) (=79) et on additionne (avec le tableur, une calculatrice, le cerveau…) le nombre d’écrans.</text:span></text:p>
          <text:p text:style-name="P13"><text:span text:style-name="T10">Réponse : </text:span><text:span text:style-name="T5">35 écrans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family-generic="roman" style:font-pitch="variable" style:font-name-complex="Times New Roman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family-generic="roman" style:font-pitch="variable"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20T16:03:40.918000000</meta:creation-date>
    <meta:editing-cycles>5</meta:editing-cycles>
    <meta:editing-duration>PT38M</meta:editing-duration>
    <dc:subject>Compte-rendu de l'activité "Tableur"</dc:subject>
    <dc:title>TP : Le tableur</dc:title>
    <dc:date>2023-07-21T10:33:39.665000000</dc:date>
    <meta:generator>LibreOffice/7.0.4.2$Windows_X86_64 LibreOffice_project/dcf040e67528d9187c66b2379df5ea4407429775</meta:generator>
    <meta:keyword>SNT</meta:keyword>
    <meta:keyword>tableur</meta:keyword>
    <meta:document-statistic meta:table-count="0" meta:image-count="0" meta:object-count="0" meta:page-count="2" meta:paragraph-count="30" meta:word-count="450" meta:character-count="2603" meta:non-whitespace-character-count="2184"/>
  </office:meta>
</office:document-meta>
</file>